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1389in" svg:stroke-color="#90c226" draw:marker-end="a1056" svg:stroke-opacity="100%" svg:stroke-linecap="round"/>
    </style:style>
    <style:style style:family="graphic" style:name="a1058">
      <style:graphic-properties draw:fill="none" draw:stroke="solid" svg:stroke-width="0.01389in" svg:stroke-color="#90c226" svg:stroke-opacity="100%" svg:stroke-linecap="round"/>
    </style:style>
    <style:style style:family="graphic" style:name="a1059">
      <style:graphic-properties draw:fill="none" draw:stroke="solid" svg:stroke-width="0.01389in" svg:stroke-color="#90c226" svg:stroke-opacity="100%" svg:stroke-linecap="round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0">
      <style:graphic-properties draw:fill="none" draw:stroke="solid" svg:stroke-width="0.01389in" svg:stroke-color="#90c226" svg:stroke-opacity="100%" svg:stroke-linecap="round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draw:fill="none" draw:stroke="solid" svg:stroke-width="0.01389in" svg:stroke-color="#90c226" svg:stroke-opacity="100%" svg:stroke-linecap="round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draw:fill="none" draw:stroke="solid" svg:stroke-width="0.01389in" svg:stroke-color="#90c226" svg:stroke-opacity="100%" svg:stroke-linecap="round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draw:fill="none" draw:stroke="solid" svg:stroke-width="0.01389in" svg:stroke-color="#90c226" svg:stroke-opacity="100%" svg:stroke-linecap="round"/>
    </style:style>
    <style:style style:family="paragraph" style:name="a1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none" draw:stroke="solid" svg:stroke-width="0.01389in" svg:stroke-color="#90c226" svg:stroke-opacity="100%" svg:stroke-linecap="round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none" draw:stroke="solid" svg:stroke-width="0.01389in" svg:stroke-color="#90c226" svg:stroke-opacity="100%" svg:stroke-linecap="round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draw:fill="none" draw:stroke="solid" svg:stroke-width="0.01389in" svg:stroke-color="#90c226" svg:stroke-opacity="100%" svg:stroke-linecap="round"/>
    </style:style>
    <style:style style:family="graphic" style:name="a1005">
      <style:graphic-properties draw:fill="none" draw:stroke="solid" svg:stroke-width="0.01389in" svg:stroke-color="#90c226" svg:stroke-opacity="100%" svg:stroke-linecap="round"/>
    </style:style>
    <style:style style:family="graphic" style:name="a1006">
      <style:graphic-properties draw:fill="none" draw:stroke="solid" svg:stroke-width="0.01389in" svg:stroke-color="#90c226" svg:stroke-opacity="100%" svg:stroke-linecap="round"/>
    </style:style>
    <style:style style:family="graphic" style:name="a1007">
      <style:graphic-properties draw:fill="none" draw:stroke="solid" svg:stroke-width="0.01389in" svg:stroke-color="#90c226" svg:stroke-opacity="100%" svg:stroke-linecap="round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draw:fill="none" draw:stroke="solid" svg:stroke-width="0.01389in" svg:stroke-color="#90c226" svg:stroke-opacity="100%" svg:stroke-linecap="round"/>
    </style:style>
    <style:style style:family="paragraph" style:name="a10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none" draw:stroke="solid" svg:stroke-width="0.01389in" svg:stroke-color="#90c226" svg:stroke-opacity="100%" svg:stroke-linecap="round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draw:fill="none" draw:stroke="solid" svg:stroke-width="0.01389in" svg:stroke-color="#90c226" svg:stroke-opacity="100%" svg:stroke-linecap="round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12">
      <style:graphic-properties draw:fill="none" draw:stroke="solid" svg:stroke-width="0.01389in" svg:stroke-color="#90c226" svg:stroke-opacity="100%" svg:stroke-linecap="round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draw:fill="none" draw:stroke="solid" svg:stroke-width="0.01389in" svg:stroke-color="#90c226" svg:stroke-opacity="100%" svg:stroke-linecap="round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none" draw:stroke="solid" svg:stroke-width="0.01389in" svg:stroke-color="#90c226" svg:stroke-opacity="100%" svg:stroke-linecap="round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draw:fill="none" draw:stroke="solid" svg:stroke-width="0.01389in" svg:stroke-color="#90c226" svg:stroke-opacity="100%" svg:stroke-linecap="round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84">
      <style:graphic-properties draw:fill="none" draw:stroke="solid" svg:stroke-width="0.01389in" svg:stroke-color="#90c226" svg:stroke-opacity="100%" svg:stroke-linecap="round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draw:fill="none" draw:stroke="solid" svg:stroke-width="0.01389in" svg:stroke-color="#90c226" svg:stroke-opacity="100%" svg:stroke-linecap="round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draw:fill="none" draw:stroke="solid" svg:stroke-width="0.01389in" svg:stroke-color="#90c226" svg:stroke-opacity="100%" svg:stroke-linecap="round"/>
    </style:style>
    <style:style style:family="paragraph" style:name="a11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draw:fill="none" draw:stroke="solid" svg:stroke-width="0.01389in" svg:stroke-color="#90c226" svg:stroke-opacity="100%" svg:stroke-linecap="round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draw:fill="none" draw:stroke="solid" svg:stroke-width="0.01389in" svg:stroke-color="#90c226" svg:stroke-opacity="100%" svg:stroke-linecap="round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draw:fill="none" draw:stroke="solid" svg:stroke-width="0.01389in" svg:stroke-color="#90c226" svg:stroke-opacity="100%" svg:stroke-linecap="round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1389in" svg:stroke-color="#90c226" svg:stroke-opacity="100%" svg:stroke-linecap="round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1389in" svg:stroke-color="#90c226" draw:marker-end="a1042" svg:stroke-opacity="100%" svg:stroke-linecap="round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8" draw:master-page-name="Master1-Layout1-title-Title-Slide" presentation:presentation-page-layout-name="Master1-PPL1" draw:id="Slide-256">
        <draw:frame draw:id="id299" presentation:style-name="a922" draw:name="Title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19" text:class-names="">TIETOKONE JA TIETOVERKOT TYÖVÄLINEENÄ</text:span><text:span text:style-name="a920" text:class-names=""/></text:p>
          </draw:text-box>
          <svg:title/>
          <svg:desc/>
        </draw:frame>
        <draw:frame draw:id="id300" presentation:style-name="a932" draw:name="Subtitle 2" svg:x="1.64815in" svg:y="4.43004in" svg:width="8.49402in" svg:height="2.87133in" presentation:class="subtitle" presentation:placeholder="false">
          <draw:text-box>
            <text:p text:style-name="a924" text:class-names="" text:cond-style-name=""><text:span text:style-name="a923" text:class-names="">Toni Keskinen</text:span></text:p>
            <text:p text:style-name="a927" text:class-names="" text:cond-style-name=""><text:span text:style-name="a925" text:class-names=""><text:a xlink:href="mailto:tonttu.keskinen@gmail.com" text:style-name="" text:visited-style-name="">tonttu.keskinen@gmail.com</text:a></text:span><text:span text:style-name="a926" text:class-names=""/></text:p>
            <text:p text:style-name="a929" text:class-names="" text:cond-style-name=""><text:span text:style-name="a928" text:class-names="">30.10.2017</text:span></text:p>
            <text:p text:style-name="a931" text:class-names="" text:cond-style-name=""><text:span text:style-name="a930" text:class-names=""/></text:p>
          </draw:text-box>
          <svg:title/>
          <svg:desc/>
        </draw:frame>
      </draw:page>
      <draw:page draw:name="Slide2" draw:style-name="a933" draw:master-page-name="Master1-Layout2-obj-Title-and-Content" presentation:presentation-page-layout-name="Master1-PPL2" draw:id="Slide-257">
        <draw:frame draw:id="id301" presentation:style-name="a938" draw:name="Title 1" svg:x="0.74074in" svg:y="0.66667in" svg:width="9.40143in" svg:height="1.44444in" presentation:class="title" presentation:placeholder="false">
          <draw:text-box>
            <text:p text:style-name="a937" text:class-names="" text:cond-style-name=""><text:span text:style-name="a934" text:class-names="">Salaus</text:span><text:span text:style-name="a935" text:class-names=""><text:line-break/></text:span><text:span text:style-name="a936" text:class-names=""/></text:p>
          </draw:text-box>
          <svg:title/>
          <svg:desc/>
        </draw:frame>
        <draw:frame draw:id="id302" presentation:style-name="a943" draw:name="Content Placeholder 2" svg:x="0.74074in" svg:y="2.36285in" svg:width="9.40143in" svg:height="4.24406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39" text:class-names="">Salaus viittaa kryptologiassa prosessiin, jolla koodataan viestejä tai tietoja niin, että vain valtuutetut osapuolet voivat lukea niitä.</text:span><text:span text:style-name="a940" text:class-names=""/></text:p>
              </text:list-item>
            </text:list>
          </draw:text-box>
          <svg:title/>
          <svg:desc/>
        </draw:frame>
      </draw:page>
      <draw:page draw:name="Slide3" draw:style-name="a944" draw:master-page-name="Master1-Layout2-obj-Title-and-Content" presentation:presentation-page-layout-name="Master1-PPL2" draw:id="Slide-258">
        <draw:frame draw:id="id303" presentation:style-name="a949" draw:name="Title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5" text:class-names="">Sanastoa</text:span><text:span text:style-name="a946" text:class-names=""><text:line-break/></text:span><text:span text:style-name="a947" text:class-names=""/></text:p>
          </draw:text-box>
          <svg:title/>
          <svg:desc/>
        </draw:frame>
        <draw:frame draw:id="id304" presentation:style-name="a954" draw:name="Content Placeholder 2" svg:x="0.74074in" svg:y="2.36285in" svg:width="9.40143in" svg:height="4.24406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0" text:class-names="">Salauksella tarkoitetaan prosessia, jossa selväkielinen teksti eli selkoteksti muutetaan sellaiseksi, ettei sitä pysty tulkitsemaan (salattu teksti, salateksti).<text:s text:c="1"/></text:span><text:span text:style-name="a951" text:class-names=""/></text:p>
              </text:list-item>
            </text:list>
          </draw:text-box>
          <svg:title/>
          <svg:desc/>
        </draw:frame>
      </draw:page>
      <draw:page draw:name="Slide4" draw:style-name="a955" draw:master-page-name="Master1-Layout2-obj-Title-and-Content" presentation:presentation-page-layout-name="Master1-PPL2" draw:id="Slide-259">
        <draw:frame draw:id="id305" presentation:style-name="a960" draw:name="Title 1" svg:x="0.74074in" svg:y="0.66667in" svg:width="9.40143in" svg:height="1.44444in" presentation:class="title" presentation:placeholder="false">
          <draw:text-box>
            <text:p text:style-name="a959" text:class-names="" text:cond-style-name=""><text:span text:style-name="a956" text:class-names="">Yleistä</text:span><text:span text:style-name="a957" text:class-names=""><text:line-break/></text:span><text:span text:style-name="a958" text:class-names=""/></text:p>
          </draw:text-box>
          <svg:title/>
          <svg:desc/>
        </draw:frame>
        <draw:frame draw:id="id306" presentation:style-name="a965" draw:name="Content Placeholder 5" svg:x="0.74074in" svg:y="1.81609in" svg:width="9.40143in" svg:height="4.79082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1" text:class-names="">Jo antiikin aikana tunnettujen symmetristen salakirjoitusmenetelmien ideana oli se, että viestin lähettäjä ja vastaanottaja käyttivät viestin salaamiseen ja salakirjoitetun viestin purkamiseen samaa avainta.<text:s text:c="1"/></text:span><text:span text:style-name="a962" text:class-names=""/></text:p>
              </text:list-item>
            </text:list>
          </draw:text-box>
          <svg:title/>
          <svg:desc/>
        </draw:frame>
      </draw:page>
      <draw:page draw:name="Slide5" draw:style-name="a966" draw:master-page-name="Master1-Layout2-obj-Title-and-Content" presentation:presentation-page-layout-name="Master1-PPL2" draw:id="Slide-260">
        <draw:frame draw:id="id307" presentation:style-name="a971" draw:name="Title 1" svg:x="0.74074in" svg:y="0.66667in" svg:width="9.40143in" svg:height="1.44444in" presentation:class="title" presentation:placeholder="false">
          <draw:text-box>
            <text:p text:style-name="a970" text:class-names="" text:cond-style-name=""><text:span text:style-name="a967" text:class-names="">Salausalgoritmeja</text:span><text:span text:style-name="a968" text:class-names=""><text:line-break/></text:span><text:span text:style-name="a969" text:class-names=""/></text:p>
          </draw:text-box>
          <svg:title/>
          <svg:desc/>
        </draw:frame>
        <draw:frame draw:id="id308" presentation:style-name="a987" draw:name="Content Placeholder 4" svg:x="0.74074in" svg:y="2.36285in" svg:width="9.40143in" svg:height="4.24406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2" text:class-names="">DES, Data Encryption Standard</text:span><text:span text:style-name="a973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AES, Advanced Encryption Standard ( Rijndael )</text:span><text:span text:style-name="a977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0" text:class-names="">IDEA</text:span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6" draw:style-name="a988" draw:master-page-name="Master1-Layout2-obj-Title-and-Content" presentation:presentation-page-layout-name="Master1-PPL2" draw:id="Slide-261">
        <draw:frame draw:id="id309" presentation:style-name="a993" draw:name="Title 1" svg:x="0.74074in" svg:y="0.66667in" svg:width="9.40143in" svg:height="1.44444in" presentation:class="title" presentation:placeholder="false">
          <draw:text-box>
            <text:p text:style-name="a992" text:class-names="" text:cond-style-name=""><text:span text:style-name="a989" text:class-names="">Murtamaton koodi ja sen ongelmat</text:span><text:span text:style-name="a990" text:class-names=""><text:line-break/></text:span><text:span text:style-name="a991" text:class-names=""/></text:p>
          </draw:text-box>
          <svg:title/>
          <svg:desc/>
        </draw:frame>
        <draw:frame draw:id="id310" presentation:style-name="a998" draw:name="Content Placeholder 4" svg:x="0.74074in" svg:y="1.66667in" svg:width="9.40143in" svg:height="5.2988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4" text:class-names="">Toisin kuin yleensä luullaan on olemassa myös kryptografisesti murtamaton salausmenetelmä: kerta-avain (engl. one-time pad, OTP) -- kertakäyttöinen todellisista satunnaisluvuista koostuva avain, joka on yhtä pitkä kuin salattava viesti.<text:s text:c="1"/></text:span><text:span text:style-name="a995" text:class-names=""/></text:p>
              </text:list-item>
            </text:list>
          </draw:text-box>
          <svg:title/>
          <svg:desc/>
        </draw:frame>
      </draw:page>
      <draw:page draw:name="Slide7" draw:style-name="a999" draw:master-page-name="Master1-Layout7-blank-Blank" presentation:presentation-page-layout-name="Master1-PPL7" draw:id="Slide-262">
        <draw:custom-shape svg:x="0.65517in" svg:y="0.77011in" svg:width="1.71264in" svg:height="0.6092in" draw:id="id311" draw:style-name="a1003" draw:name="Rectangle 1">
          <svg:title/>
          <svg:desc/>
          <text:p text:style-name="a1002" text:class-names="" text:cond-style-name=""><text:span text:style-name="a1000" text:class-names="">BANKER-INFO</text:span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1149in" svg:y1="0.77011in" draw:start-shape="id311" draw:start-glue-point="0" svg:x2="0.70224in" svg:y2="0.54023in" draw:end-shape="id312" draw:end-glue-point="2" draw:id="id313" draw:style-name="a1004" draw:name="Straight Connector 3">
          <svg:title/>
          <svg:desc/>
        </draw:connector>
        <draw:connector draw:type="line" svg:x1="1.51149in" svg:y1="0.77011in" draw:start-shape="id311" draw:start-glue-point="0" svg:x2="2.00668in" svg:y2="0.54023in" draw:end-shape="id314" draw:end-glue-point="2" draw:id="id315" draw:style-name="a1005" draw:name="Straight Connector 5">
          <svg:title/>
          <svg:desc/>
        </draw:connector>
        <draw:connector draw:type="line" svg:x1="1.51149in" svg:y1="0.77011in" draw:start-shape="id311" draw:start-glue-point="0" svg:x2="2.75221in" svg:y2="0.42128in" draw:end-shape="id316" draw:end-glue-point="3" draw:id="id317" draw:style-name="a1006" draw:name="Straight Connector 7">
          <svg:title/>
          <svg:desc/>
        </draw:connector>
        <draw:connector draw:type="line" svg:x1="2.36781in" svg:y1="1.07471in" draw:start-shape="id311" draw:start-glue-point="1" svg:x2="4.13085in" svg:y2="1.03574in" draw:end-shape="id318" draw:end-glue-point="3" draw:id="id319" draw:style-name="a1007" draw:name="Straight Connector 12">
          <svg:title/>
          <svg:desc/>
        </draw:connector>
        <draw:custom-shape svg:x="4.13085in" svg:y="0.6135in" svg:width="1.43032in" svg:height="0.84447in" draw:id="id318" draw:style-name="a1011" draw:name="Diamond 14">
          <svg:title/>
          <svg:desc/>
          <text:p text:style-name="a1010" text:class-names="" text:cond-style-name=""><text:span text:style-name="a1008" text:class-names="">BANKER</text:span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5.56117in" svg:y1="1.03574in" draw:start-shape="id318" draw:start-glue-point="1" svg:x2="7.54167in" svg:y2="1.07471in" draw:end-shape="id320" draw:end-glue-point="3" draw:id="id321" draw:style-name="a1012" draw:name="Straight Connector 16">
          <svg:title/>
          <svg:desc/>
        </draw:connector>
        <draw:custom-shape svg:x="7.54167in" svg:y="0.82256in" svg:width="1.17708in" svg:height="0.50431in" draw:id="id320" draw:style-name="a1016" draw:name="Rectangle 17">
          <svg:title/>
          <svg:desc/>
          <text:p text:style-name="a1015" text:class-names="" text:cond-style-name=""><text:span text:style-name="a1013" text:class-names="">BRANCH</text:span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71875in" svg:y1="1.07471in" draw:start-shape="id320" draw:start-glue-point="1" svg:x2="9.31668in" svg:y2="1.6527in" draw:end-shape="id322" draw:end-glue-point="4" draw:id="id323" draw:style-name="a1017" draw:name="Straight Connector 19">
          <svg:title/>
          <svg:desc/>
        </draw:connector>
        <draw:connector draw:type="line" svg:x1="8.71875in" svg:y1="1.07471in" draw:start-shape="id320" draw:start-glue-point="1" svg:x2="9.29167in" svg:y2="0.99676in" draw:end-shape="id324" draw:end-glue-point="3" draw:id="id325" draw:style-name="a1018" draw:name="Straight Connector 23">
          <svg:title/>
          <svg:desc/>
        </draw:connector>
        <draw:connector draw:type="line" svg:x1="8.71875in" svg:y1="1.07471in" draw:start-shape="id320" draw:start-glue-point="1" svg:x2="9.05729in" svg:y2="0.54023in" draw:end-shape="id326" draw:end-glue-point="2" draw:id="id327" draw:style-name="a1019" draw:name="Straight Connector 27">
          <svg:title/>
          <svg:desc/>
        </draw:connector>
        <draw:connector draw:type="line" svg:x1="8.13021in" svg:y1="1.32687in" draw:start-shape="id320" draw:start-glue-point="2" svg:x2="8.13021in" svg:y2="2.44692in" draw:end-shape="id328" draw:end-glue-point="0" draw:id="id329" draw:style-name="a1020" draw:name="Straight Connector 29">
          <svg:title/>
          <svg:desc/>
        </draw:connector>
        <draw:custom-shape svg:x="7.4987in" svg:y="2.44692in" svg:width="1.26302in" svg:height="0.89583in" draw:id="id328" draw:style-name="a1024" draw:name="Diamond 30">
          <svg:title/>
          <svg:desc/>
          <text:p text:style-name="a1023" text:class-names="" text:cond-style-name=""><text:span text:style-name="a1021" text:class-names="">LOAN BRANCH</text:span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8.13021in" svg:y1="3.34275in" draw:start-shape="id328" draw:start-glue-point="2" svg:x2="8.1302in" svg:y2="4.15625in" draw:end-shape="id330" draw:end-glue-point="0" draw:id="id331" draw:style-name="a1025" draw:name="Straight Connector 32">
          <svg:title/>
          <svg:desc/>
        </draw:connector>
        <draw:custom-shape svg:x="7.51562in" svg:y="4.15625in" svg:width="1.22917in" svg:height="0.58333in" draw:id="id330" draw:style-name="a1029" draw:name="Rectangle 33">
          <svg:title/>
          <svg:desc/>
          <text:p text:style-name="a1028" text:class-names="" text:cond-style-name=""><text:span text:style-name="a1026" text:class-names="">LOAN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333in" svg:y="0.10093in" svg:width="0.94792in" svg:height="0.4393in" draw:id="id326" draw:style-name="a1033" draw:name="Oval 34">
          <svg:title/>
          <svg:desc/>
          <text:p text:style-name="a1032" text:class-names="" text:cond-style-name=""><text:span text:style-name="a1030" text:class-names="">asserts</text:span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9167in" svg:y="0.71839in" svg:width="1.17708in" svg:height="0.55675in" draw:id="id324" draw:style-name="a1037" draw:name="Oval 35">
          <svg:title/>
          <svg:desc/>
          <text:p text:style-name="a1036" text:class-names="" text:cond-style-name=""><text:span text:style-name="a1034" text:class-names="">branch-name</text:span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14583in" svg:y="1.55765in" svg:width="1.16667in" svg:height="0.64907in" draw:id="id322" draw:style-name="a1041" draw:name="Oval 36">
          <svg:title/>
          <svg:desc/>
          <text:p text:style-name="a1040" text:class-names="" text:cond-style-name=""><text:span text:style-name="a1038" text:class-names="">branch-city</text:span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3662in" svg:y1="4.46875in" draw:start-shape="id332" draw:start-glue-point="3" svg:x2="5.49543in" svg:y2="4.46875in" draw:end-shape="id333" draw:end-glue-point="1" draw:id="id334" draw:style-name="a1043" draw:name="Straight Arrow Connector 38">
          <svg:title/>
          <svg:desc/>
        </draw:connector>
        <draw:custom-shape svg:x="5.73662in" svg:y="3.96044in" svg:width="1.53844in" svg:height="1.01662in" draw:id="id332" draw:style-name="a1047" draw:name="Diamond 39">
          <svg:title/>
          <svg:desc/>
          <text:p text:style-name="a1046" text:class-names="" text:cond-style-name=""><text:span text:style-name="a1044" text:class-names="">BORROW</text:span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3.73353in" svg:y="5.80208in" svg:width="2.13021in" svg:height="1in" draw:id="id335" draw:style-name="a1051" draw:name="Diamond 40">
          <svg:title/>
          <svg:desc/>
          <text:p text:style-name="a1050" text:class-names="" text:cond-style-name=""><text:span text:style-name="a1048" text:class-names="">CUSTOMER CREDIT-CARD</text:span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13085in" svg:y="4.22396in" svg:width="1.36458in" svg:height="0.48958in" draw:id="id333" draw:style-name="a1055" draw:name="Rectangle 42">
          <svg:title/>
          <svg:desc/>
          <text:p text:style-name="a1054" text:class-names="" text:cond-style-name=""><text:span text:style-name="a1052" text:class-names="">CUSTOMER</text:span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9863in" svg:y1="5.80208in" draw:start-shape="id335" draw:start-glue-point="0" svg:x2="4.81314in" svg:y2="4.71354in" draw:end-shape="id333" draw:end-glue-point="2" draw:id="id336" draw:style-name="a1057" draw:name="Straight Arrow Connector 46">
          <svg:title/>
          <svg:desc/>
        </draw:connector>
        <draw:connector draw:type="line" svg:x1="4.84601in" svg:y1="1.45797in" draw:start-shape="id318" draw:start-glue-point="2" svg:x2="4.81314in" svg:y2="4.22396in" draw:end-shape="id333" draw:end-glue-point="0" draw:id="id337" draw:style-name="a1058" draw:name="Straight Connector 48">
          <svg:title/>
          <svg:desc/>
        </draw:connector>
        <draw:connector draw:type="line" svg:x1="3.73353in" svg:y1="6.30208in" draw:start-shape="id335" draw:start-glue-point="3" svg:x2="3.0404in" svg:y2="6.30208in" draw:end-shape="id338" draw:end-glue-point="1" draw:id="id339" draw:style-name="a1059" draw:name="Straight Connector 50">
          <svg:title/>
          <svg:desc/>
        </draw:connector>
        <draw:custom-shape svg:x="1.60005in" svg:y="6.05208in" svg:width="1.44035in" svg:height="0.5in" draw:id="id338" draw:style-name="a1063" draw:name="Rectangle 51">
          <svg:title/>
          <svg:desc/>
          <text:p text:style-name="a1062" text:class-names="" text:cond-style-name=""><text:span text:style-name="a1060" text:class-names="">CREDIT-CARD</text:span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3085in" svg:y1="4.46875in" draw:start-shape="id333" draw:start-glue-point="3" svg:x2="3.14062in" svg:y2="4.45833in" draw:end-shape="id340" draw:end-glue-point="1" draw:id="id341" draw:style-name="a1064" draw:name="Straight Connector 53">
          <svg:title/>
          <svg:desc/>
        </draw:connector>
        <draw:connector draw:type="line" svg:x1="4.13085in" svg:y1="4.46875in" draw:start-shape="id333" draw:start-glue-point="3" svg:x2="3.15625in" svg:y2="3.80868in" draw:end-shape="id342" draw:end-glue-point="1" draw:id="id343" draw:style-name="a1065" draw:name="Straight Connector 55">
          <svg:title/>
          <svg:desc/>
        </draw:connector>
        <draw:connector draw:type="line" svg:x1="4.13085in" svg:y1="4.46875in" draw:start-shape="id333" draw:start-glue-point="3" svg:x2="2.9245in" svg:y2="3.13541in" draw:end-shape="id344" draw:end-glue-point="2" draw:id="id345" draw:style-name="a1066" draw:name="Straight Connector 57">
          <svg:title/>
          <svg:desc/>
        </draw:connector>
        <draw:connector draw:type="line" svg:x1="4.13085in" svg:y1="4.46875in" draw:start-shape="id333" draw:start-glue-point="3" svg:x2="3.2409in" svg:y2="5.21101in" draw:end-shape="id346" draw:end-glue-point="1" draw:id="id347" draw:style-name="a1067" draw:name="Straight Connector 59">
          <svg:title/>
          <svg:desc/>
        </draw:connector>
        <draw:custom-shape svg:x="2.17515in" svg:y="2.71354in" svg:width="1.4987in" svg:height="0.42187in" draw:id="id344" draw:style-name="a1071" draw:name="Oval 60">
          <svg:title/>
          <svg:desc/>
          <text:p text:style-name="a1070" text:class-names="" text:cond-style-name=""><text:span text:style-name="a1068" text:class-names="">customer-name</text:span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06054in" svg:y="3.55909in" svg:width="1.09571in" svg:height="0.49919in" draw:id="id342" draw:style-name="a1075" draw:name="Oval 61">
          <svg:title/>
          <svg:desc/>
          <text:p text:style-name="a1074" text:class-names="" text:cond-style-name=""><text:span text:style-name="a1072" text:class-names="">customer-id</text:span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935in" svg:y="4.23653in" svg:width="1.15127in" svg:height="0.4436in" draw:id="id340" draw:style-name="a1079" draw:name="Oval 62">
          <svg:title/>
          <svg:desc/>
          <text:p text:style-name="a1078" text:class-names="" text:cond-style-name=""><text:span text:style-name="a1076" text:class-names="">customer-street</text:span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935in" svg:y="4.96875in" svg:width="1.25155in" svg:height="0.48451in" draw:id="id346" draw:style-name="a1083" draw:name="Oval 63">
          <svg:title/>
          <svg:desc/>
          <text:p text:style-name="a1082" text:class-names="" text:cond-style-name=""><text:span text:style-name="a1080" text:class-names="">customer-city</text:span><text:span text:style-name="a10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32022in" svg:y1="6.55208in" draw:start-shape="id338" draw:start-glue-point="2" svg:x2="1.68413in" svg:y2="6.82844in" draw:end-shape="id348" draw:end-glue-point="1" draw:id="id349" draw:style-name="a1084" draw:name="Straight Connector 65">
          <svg:title/>
          <svg:desc/>
        </draw:connector>
        <draw:connector draw:type="line" svg:x1="2.32022in" svg:y1="6.55208in" draw:start-shape="id338" draw:start-glue-point="2" svg:x2="2.1525in" svg:y2="6.98298in" draw:end-shape="id350" draw:end-glue-point="0" draw:id="id351" draw:style-name="a1085" draw:name="Straight Connector 67">
          <svg:title/>
          <svg:desc/>
        </draw:connector>
        <draw:connector draw:type="line" svg:x1="2.32022in" svg:y1="6.55208in" draw:start-shape="id338" draw:start-glue-point="2" svg:x2="2.80459in" svg:y2="6.93566in" draw:end-shape="id352" draw:end-glue-point="3" draw:id="id353" draw:style-name="a1086" draw:name="Straight Connector 69">
          <svg:title/>
          <svg:desc/>
        </draw:connector>
        <draw:custom-shape svg:x="2.80459in" svg:y="6.71875in" svg:width="0.85602in" svg:height="0.43382in" draw:id="id352" draw:style-name="a1090" draw:name="Oval 70">
          <svg:title/>
          <svg:desc/>
          <text:p text:style-name="a1089" text:class-names="" text:cond-style-name=""><text:span text:style-name="a1087" text:class-names="">limit</text:span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1099in" svg:y="6.98298in" svg:width="1.28303in" svg:height="0.42695in" draw:id="id350" draw:style-name="a1094" draw:name="Oval 71">
          <svg:title/>
          <svg:desc/>
          <text:p text:style-name="a1093" text:class-names="" text:cond-style-name=""><text:span text:style-name="a1091" text:class-names="">credit_card_number</text:span><text:span text:style-name="a10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45068in" svg:y="6.56631in" svg:width="1.23345in" svg:height="0.52427in" draw:id="id348" draw:style-name="a1098" draw:name="Oval 72">
          <svg:title/>
          <svg:desc/>
          <text:p text:style-name="a1097" text:class-names="" text:cond-style-name=""><text:span text:style-name="a1095" text:class-names="">expired-date</text:span><text:span text:style-name="a10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74479in" svg:y1="4.44791in" draw:start-shape="id330" draw:start-glue-point="1" svg:x2="9.53125in" svg:y2="4.00179in" draw:end-shape="id354" draw:end-glue-point="3" draw:id="id355" draw:style-name="a1099" draw:name="Straight Connector 74">
          <svg:title/>
          <svg:desc/>
        </draw:connector>
        <draw:connector draw:type="line" svg:x1="8.74479in" svg:y1="4.44791in" draw:start-shape="id330" draw:start-glue-point="1" svg:x2="9.53125in" svg:y2="4.84082in" draw:end-shape="id356" draw:end-glue-point="3" draw:id="id357" draw:style-name="a1100" draw:name="Straight Connector 76">
          <svg:title/>
          <svg:desc/>
        </draw:connector>
        <draw:custom-shape svg:x="9.53125in" svg:y="3.70582in" svg:width="1.22917in" svg:height="0.59195in" draw:id="id354" draw:style-name="a1104" draw:name="Oval 77">
          <svg:title/>
          <svg:desc/>
          <text:p text:style-name="a1103" text:class-names="" text:cond-style-name=""><text:span text:style-name="a1101" text:class-names="">loan-number</text:span><text:span text:style-name="a11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3125in" svg:y="4.53506in" svg:width="1.21484in" svg:height="0.61153in" draw:id="id356" draw:style-name="a1108" draw:name="Oval 78">
          <svg:title/>
          <svg:desc/>
          <text:p text:style-name="a1107" text:class-names="" text:cond-style-name=""><text:span text:style-name="a1105" text:class-names="">amount</text:span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6374in" svg:y1="6.30208in" draw:start-shape="id335" draw:start-glue-point="1" svg:x2="7.25in" svg:y2="6.30209in" draw:end-shape="id358" draw:end-glue-point="3" draw:id="id359" draw:style-name="a1109" draw:name="Straight Connector 80">
          <svg:title/>
          <svg:desc/>
        </draw:connector>
        <draw:custom-shape svg:x="7.25in" svg:y="6.08639in" svg:width="1.46875in" svg:height="0.43139in" draw:id="id358" draw:style-name="a1113" draw:name="Rectangle 81">
          <svg:title/>
          <svg:desc/>
          <text:p text:style-name="a1112" text:class-names="" text:cond-style-name=""><text:span text:style-name="a1110" text:class-names="">ACCOUNT</text:span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98438in" svg:y1="6.51778in" draw:start-shape="id358" draw:start-glue-point="2" svg:x2="7.45889in" svg:y2="6.9523in" draw:end-shape="id360" draw:end-glue-point="7" draw:id="id361" draw:style-name="a1114" draw:name="Straight Connector 83">
          <svg:title/>
          <svg:desc/>
        </draw:connector>
        <draw:connector draw:type="line" svg:x1="7.98438in" svg:y1="6.51778in" draw:start-shape="id358" draw:start-glue-point="2" svg:x2="8.56126in" svg:y2="6.97098in" draw:end-shape="id362" draw:end-glue-point="4" draw:id="id363" draw:style-name="a1115" draw:name="Straight Connector 85">
          <svg:title/>
          <svg:desc/>
        </draw:connector>
        <draw:connector draw:type="line" svg:x1="8.71875in" svg:y1="6.30209in" draw:start-shape="id358" draw:start-glue-point="1" svg:x2="9.36458in" svg:y2="6.28707in" draw:end-shape="id364" draw:end-glue-point="3" draw:id="id365" draw:style-name="a1116" draw:name="Straight Connector 87">
          <svg:title/>
          <svg:desc/>
        </draw:connector>
        <draw:custom-shape svg:x="9.36458in" svg:y="5.99541in" svg:width="1.10417in" svg:height="0.58333in" draw:id="id364" draw:style-name="a1120" draw:name="Oval 88">
          <svg:title/>
          <svg:desc/>
          <text:p text:style-name="a1119" text:class-names="" text:cond-style-name=""><text:span text:style-name="a1117" text:class-names="">category</text:span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3854in" svg:y="6.90092in" svg:width="1.52083in" svg:height="0.47839in" draw:id="id362" draw:style-name="a1124" draw:name="Oval 89">
          <svg:title/>
          <svg:desc/>
          <text:p text:style-name="a1123" text:class-names="" text:cond-style-name=""><text:span text:style-name="a1121" text:class-names="">account-number</text:span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0639in" svg:y="6.86935in" svg:width="1.23308in" svg:height="0.56643in" draw:id="id360" draw:style-name="a1128" draw:name="Oval 90">
          <svg:title/>
          <svg:desc/>
          <text:p text:style-name="a1127" text:class-names="" text:cond-style-name=""><text:span text:style-name="a1125" text:class-names="">balance</text:span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09425in" svg:y="0.10093in" svg:width="1.21598in" svg:height="0.4393in" draw:id="id312" draw:style-name="a1132" draw:name="Oval 91">
          <svg:title/>
          <svg:desc/>
          <text:p text:style-name="a1131" text:class-names="" text:cond-style-name=""><text:span text:style-name="a1129" text:class-names="">banker-name</text:span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3003in" svg:y="0.10093in" svg:width="1.1533in" svg:height="0.4393in" draw:id="id314" draw:style-name="a1136" draw:name="Oval 92">
          <svg:title/>
          <svg:desc/>
          <text:p text:style-name="a1135" text:class-names="" text:cond-style-name=""><text:span text:style-name="a1133" text:class-names="">banker-email</text:span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5221in" svg:y="0.16354in" svg:width="1.20092in" svg:height="0.51549in" draw:id="id316" draw:style-name="a1140" draw:name="Oval 93">
          <svg:title/>
          <svg:desc/>
          <text:p text:style-name="a1139" text:class-names="" text:cond-style-name=""><text:span text:style-name="a1137" text:class-names="">banker-id</text:span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27506in" svg:y1="4.46875in" draw:start-shape="id332" draw:start-glue-point="1" svg:x2="7.51562in" svg:y2="4.44791in" draw:end-shape="id330" draw:end-glue-point="3" draw:id="id366" draw:style-name="a1141" draw:name="Straight Connector 10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913">
      <style:table-cell-properties fo:background-color="#dbe9cd"/>
    </style:style>
    <style:style style:family="table-cell" style:name="a909">
      <style:table-cell-properties fo:background-color="#eef4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14">
      <style:table-cell-properties fo:background-color="#90c22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5">
      <style:table-cell-properties fo:background-color="#90c22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6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917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0">
      <style:table-cell-properties/>
    </style:style>
    <style:style style:family="table-cell" style:name="a911">
      <style:table-cell-properties fo:background-color="#dbe9cd"/>
    </style:style>
    <style:style style:family="table-cell" style:name="a912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42" svg:viewBox="0 0 20 30" svg:d="m10 0-10 30h20z"/>
    <draw:marker draw:name="a1056" svg:viewBox="0 0 20 30" svg:d="m10 0-10 30h20z"/>
    <table:table-template table:name="{5C22544A-7EE6-4342-B048-85BDC9FD1C3A}">
      <table:first-row table:style-name="a914" table:paragraph-style-name=""/>
      <table:last-row table:style-name="a915" table:paragraph-style-name=""/>
      <table:first-column table:style-name="a916" table:paragraph-style-name=""/>
      <table:last-column table:style-name="a917" table:paragraph-style-name=""/>
      <table:body table:style-name="a909" table:paragraph-style-name=""/>
      <table:even-rows table:style-name="a912" table:paragraph-style-name=""/>
      <table:odd-rows table:style-name="a913" table:paragraph-style-name=""/>
      <table:even-columns table:style-name="a910" table:paragraph-style-name=""/>
      <table:odd-columns table:style-name="a9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draw:stroke="non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draw:fill="none" draw:stroke="solid" svg:stroke-width="0.01042in" svg:stroke-color="#bfbfbf" svg:stroke-opacity="100%" svg:stroke-linecap="round"/>
    </style:style>
    <style:style style:family="text" style:name="a1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none" draw:stroke="solid" svg:stroke-width="0.01042in" svg:stroke-color="#d9d9d9" svg:stroke-opacity="100%" svg:stroke-linecap="round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042in" svg:stroke-color="#bfbfbf" svg:stroke-opacity="100%" svg:stroke-linecap="round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draw:fill="none" draw:stroke="solid" svg:stroke-width="0.01042in" svg:stroke-color="#d9d9d9" svg:stroke-opacity="100%" svg:stroke-linecap="round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none" draw:stroke="solid" svg:stroke-width="0.01042in" svg:stroke-color="#bfbfbf" svg:stroke-opacity="100%" svg:stroke-linecap="round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draw:fill="none" draw:stroke="solid" svg:stroke-width="0.01042in" svg:stroke-color="#d9d9d9" svg:stroke-opacity="100%" svg:stroke-linecap="round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1042in" svg:stroke-color="#bfbfbf" svg:stroke-opacity="100%" svg:stroke-linecap="round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1042in" svg:stroke-color="#d9d9d9" svg:stroke-opacity="100%" svg:stroke-linecap="round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 style:parent-style-name="Graphics">
      <style:graphic-properties draw:fill="none" draw:stroke="non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draw:stroke="non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bfbfbf" svg:stroke-opacity="100%" svg:stroke-linecap="round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1042in" svg:stroke-color="#d9d9d9" svg:stroke-opacity="100%" svg:stroke-linecap="round"/>
    </style:style>
    <style:style style:family="paragraph" style:name="a4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1042in" svg:stroke-color="#bfbfbf" svg:stroke-opacity="100%" svg:stroke-linecap="round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none" draw:stroke="solid" svg:stroke-width="0.01042in" svg:stroke-color="#d9d9d9" svg:stroke-opacity="100%" svg:stroke-linecap="round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1042in" svg:stroke-color="#bfbfbf" svg:stroke-opacity="100%" svg:stroke-linecap="round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1042in" svg:stroke-color="#d9d9d9" svg:stroke-opacity="100%" svg:stroke-linecap="round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6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bfbfbf" svg:stroke-opacity="100%" svg:stroke-linecap="round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1042in" svg:stroke-color="#d9d9d9" svg:stroke-opacity="100%" svg:stroke-linecap="round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draw:fill="none" draw:stroke="solid" svg:stroke-width="0.01042in" svg:stroke-color="#bfbfbf" svg:stroke-opacity="100%" svg:stroke-linecap="round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none" draw:stroke="solid" svg:stroke-width="0.01042in" svg:stroke-color="#d9d9d9" svg:stroke-opacity="100%" svg:stroke-linecap="round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draw:fill="none" draw:stroke="solid" svg:stroke-width="0.01042in" svg:stroke-color="#bfbfbf" svg:stroke-opacity="100%" svg:stroke-linecap="round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draw:fill="none" draw:stroke="solid" svg:stroke-width="0.01042in" svg:stroke-color="#d9d9d9" svg:stroke-opacity="100%" svg:stroke-linecap="round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 style:parent-style-name="Graphics">
      <style:graphic-properties draw:fill="none" draw:stroke="non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draw:stroke="none"/>
    </style:style>
    <style:style style:family="graphic" style:name="a5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bfbfbf" svg:stroke-opacity="100%" svg:stroke-linecap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>
      <style:graphic-properties draw:fill="none" draw:stroke="solid" svg:stroke-width="0.01042in" svg:stroke-color="#d9d9d9" svg:stroke-opacity="100%" svg:stroke-linecap="round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none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none" draw:stroke="solid" svg:stroke-width="0.01042in" svg:stroke-color="#bfbfbf" svg:stroke-opacity="100%" svg:stroke-linecap="round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draw:fill="none" draw:stroke="solid" svg:stroke-width="0.01042in" svg:stroke-color="#d9d9d9" svg:stroke-opacity="100%" svg:stroke-linecap="round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text" style:name="a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draw:fill="none" draw:stroke="solid" svg:stroke-width="0.01042in" svg:stroke-color="#bfbfbf" svg:stroke-opacity="100%" svg:stroke-linecap="round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none" draw:stroke="solid" svg:stroke-width="0.01042in" svg:stroke-color="#d9d9d9" svg:stroke-opacity="100%" svg:stroke-linecap="round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 style:parent-style-name="Graphics">
      <style:graphic-properties draw:fill="none" draw:stroke="non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none" draw:stroke="solid" svg:stroke-width="0.01042in" svg:stroke-color="#bfbfbf" svg:stroke-opacity="100%" svg:stroke-linecap="round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draw:fill="none" draw:stroke="none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">
      <style:graphic-properties draw:fill="none" draw:stroke="solid" svg:stroke-width="0.01042in" svg:stroke-color="#bfbfbf" svg:stroke-opacity="100%" svg:stroke-linecap="round"/>
    </style:style>
    <style:style style:family="graphic" style:name="a692" style:parent-style-name="Graphics">
      <style:graphic-properties draw:fill="none" draw:stroke="none"/>
    </style:style>
    <style:style style:family="graphic" style:name="a76">
      <style:graphic-properties draw:fill="none" draw:stroke="solid" svg:stroke-width="0.01042in" svg:stroke-color="#d9d9d9" svg:stroke-opacity="100%" svg:stroke-linecap="round"/>
    </style:style>
    <style:style style:family="text" style:name="a6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none" draw:stroke="solid" svg:stroke-width="0.01042in" svg:stroke-color="#d9d9d9" svg:stroke-opacity="100%" svg:stroke-linecap="round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draw:stroke="non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 style:parent-style-name="Graphics">
      <style:graphic-properties draw:fill="none" draw:stroke="non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3">
      <style:graphic-properties draw:fill="none" draw:stroke="solid" svg:stroke-width="0.01042in" svg:stroke-color="#bfbfbf" svg:stroke-opacity="100%" svg:stroke-linecap="round"/>
    </style:style>
    <style:style style:family="graphic" style:name="a884">
      <style:graphic-properties draw:fill="none" draw:stroke="solid" svg:stroke-width="0.01042in" svg:stroke-color="#d9d9d9" svg:stroke-opacity="100%" svg:stroke-linecap="round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" style:parent-style-name="Graphics">
      <style:graphic-properties draw:fill="none" draw:stroke="none"/>
    </style:style>
    <style:style style:family="text" style:name="a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 style:parent-style-name="Graphics">
      <style:graphic-properties draw:fill="none" draw:stroke="non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656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7" draw:style-name="a31" draw:name="Straight Connector 19">
          <svg:title/>
          <svg:desc/>
        </draw:connector>
        <draw:connector draw:type="line" svg:x1="13.32986in" svg:y1="4.02604in" svg:x2="8.12037in" svg:y2="7.5in" draw:id="id8" draw:style-name="a32" draw:name="Straight Connector 20">
          <svg:title/>
          <svg:desc/>
        </draw:connector>
        <draw:custom-shape svg:x="10.04098in" svg:y="-0.00926in" svg:width="3.28888in" svg:height="7.50926in" draw:id="id9" draw:style-name="a35" draw:name="Rectangle 23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" draw:style-name="a38" draw:name="Rectangle 25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" draw:style-name="a41" draw:name="Isosceles Triangle 23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" draw:style-name="a44" draw:name="Rectangle 27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" draw:style-name="a47" draw:name="Rectangle 28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" draw:style-name="a50" draw:name="Rectangle 29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" draw:style-name="a53" draw:name="Isosceles Triangle 27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" draw:style-name="a56" draw:name="Isosceles Triangle 2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 Oct 2017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6" draw:style-name="a30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</style:master-page>
    <style:master-page style:name="Master1-Layout1-title-Title-Slide" style:page-layout-name="pageLayout1" draw:style-name="a57">
      <draw:g draw:name="Group 6" draw:id="id17">
        <svg:title/>
        <svg:desc/>
        <draw:connector draw:type="line" svg:x1="10.24826in" svg:y1="0in" svg:x2="11.5816in" svg:y2="7.5in" draw:id="id24" draw:style-name="a75" draw:name="Straight Connector 31">
          <svg:title/>
          <svg:desc/>
        </draw:connector>
        <draw:connector draw:type="line" svg:x1="13.32986in" svg:y1="4.02604in" svg:x2="8.12037in" svg:y2="7.5in" draw:id="id25" draw:style-name="a76" draw:name="Straight Connector 20">
          <svg:title/>
          <svg:desc/>
        </draw:connector>
        <draw:custom-shape svg:x="10.04098in" svg:y="-0.00926in" svg:width="3.28888in" svg:height="7.50926in" draw:id="id26" draw:style-name="a79" draw:name="Rectangle 23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" draw:style-name="a82" draw:name="Rectangle 25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" draw:style-name="a85" draw:name="Isosceles Triangle 26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9" draw:style-name="a88" draw:name="Rectangle 27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0" draw:style-name="a91" draw:name="Rectangle 28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1" draw:style-name="a94" draw:name="Rectangle 29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2" draw:style-name="a97" draw:name="Isosceles Triangle 30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3" draw:style-name="a100" draw:transform="translate(-0.46073in -3.09829in) rotate(-3.14159) translate(0.46074in 3.09829in)" draw:name="Isosceles Triangle 18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8" presentation:style-name="a60" draw:name="Title 1" svg:x="1.64815in" svg:y="2.62963in" svg:width="8.49402in" svg:height="1.80042in" presentation:class="title" presentation:placeholder="false">
        <draw:text-box>
          <text:p text:style-name="a59" text:class-names="" text:cond-style-name=""><text:span text:style-name="a58" text:class-names="">Click to edit Master title style</text:span></text:p>
        </draw:text-box>
        <svg:title/>
        <svg:desc/>
      </draw:frame>
      <draw:frame draw:id="id19" presentation:style-name="a63" draw:name="Subtitle 2" svg:x="1.64815in" svg:y="4.43004in" svg:width="8.49402in" svg:height="1.19958in" presentation:class="subtitle" presentation:placeholder="false">
        <draw:text-box>
          <text:p text:style-name="a62" text:class-names="" text:cond-style-name=""><text:span text:style-name="a61" text:class-names="">Click to edit Master subtitle style</text:span></text:p>
        </draw:text-box>
        <svg:title/>
        <svg:desc/>
      </draw:frame>
      <draw:frame draw:id="id20" presentation:style-name="a67" draw:name="Date Placeholder 3" svg:x="7.87963in" svg:y="6.60691in" svg:width="0.99731in" svg:height="0.39931in" presentation:class="date-time" presentation:placeholder="false">
        <draw:text-box>
          <text:p text:style-name="a66" text:class-names="" text:cond-style-name=""><text:span text:style-name="a64" text:class-names=""><text:date text:fixed="false" style:data-style-name="a65">30 Oct 2017</text:date></text:span></text:p>
        </draw:text-box>
        <svg:title/>
        <svg:desc/>
      </draw:frame>
      <draw:frame draw:id="id21" presentation:style-name="a70" draw:name="Footer Placeholder 4" svg:x="0.74074in" svg:y="6.60691in" svg:width="6.88715in" svg:height="0.39931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2" presentation:style-name="a73" draw:name="Slide Number Placeholder 5" svg:x="9.39486in" svg:y="6.60691in" svg:width="0.74731in" svg:height="0.39931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/></text:span></text:p>
        </draw:text-box>
        <svg:title/>
        <svg:desc/>
      </draw:frame>
      <draw:frame draw:id="id23" draw:style-name="a74" draw:name="Graphic 17" svg:x="11.92906in" svg:y="0in" svg:width="1.39073in" svg:height="1.50575in" style:rel-width="scale" style:rel-height="scale">
        <draw:image xlink:href="media/image3.svg" xlink:type="simple" xlink:show="embed" xlink:actuate="onLoad"/>
        <svg:title/>
        <svg:desc/>
      </draw:frame>
    </style:master-page>
    <style:master-page style:name="Master1-Layout2-obj-Title-and-Content" style:page-layout-name="pageLayout1" draw:style-name="a101">
      <draw:g draw:name="Group 6" draw:id="id34">
        <svg:title/>
        <svg:desc/>
        <draw:connector draw:type="line" svg:x1="10.24826in" svg:y1="0in" svg:x2="11.5816in" svg:y2="7.5in" draw:id="id41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42" draw:layer="Master1-bg" draw:style-name="a133" draw:name="Straight Connector 20">
          <svg:title/>
          <svg:desc/>
        </draw:connector>
        <draw:custom-shape svg:x="10.04098in" svg:y="-0.00926in" svg:width="3.28888in" svg:height="7.50926in" draw:id="id43" draw:layer="Master1-bg" draw:style-name="a136" draw:name="Rectangle 23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4" draw:layer="Master1-bg" draw:style-name="a139" draw:name="Rectangle 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5" draw:layer="Master1-bg" draw:style-name="a142" draw:name="Isosceles Triangle 23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6" draw:layer="Master1-bg" draw:style-name="a145" draw:name="Rectangle 27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7" draw:layer="Master1-bg" draw:style-name="a148" draw:name="Rectangle 28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8" draw:layer="Master1-bg" draw:style-name="a151" draw:name="Rectangle 29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9" draw:layer="Master1-bg" draw:style-name="a154" draw:name="Isosceles Triangle 27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0" draw:layer="Master1-bg" draw:style-name="a157" draw:name="Isosceles Triangle 28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5" draw:layer="Master1-bg" draw:style-name="a102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36" presentation:style-name="a105" draw:name="Title 1" svg:x="0.74074in" svg:y="0.66667in" svg:width="9.40143in" svg:height="1.44444in" presentation:class="titl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37" presentation:style-name="a121" draw:name="Content Placeholder 2" svg:x="0.74074in" svg:y="2.36285in" svg:width="9.40143in" svg:height="4.24406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30 Oct 2017</text:date></text:span></text:p>
        </draw:text-box>
        <svg:title/>
        <svg:desc/>
      </draw:frame>
      <draw:frame draw:id="id39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40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8">
      <draw:g draw:name="Group 6" draw:id="id51">
        <svg:title/>
        <svg:desc/>
        <draw:connector draw:type="line" svg:x1="10.24826in" svg:y1="0in" svg:x2="11.5816in" svg:y2="7.5in" draw:id="id58" draw:layer="Master1-bg" draw:style-name="a177" draw:name="Straight Connector 19">
          <svg:title/>
          <svg:desc/>
        </draw:connector>
        <draw:connector draw:type="line" svg:x1="13.32986in" svg:y1="4.02604in" svg:x2="8.12037in" svg:y2="7.5in" draw:id="id59" draw:layer="Master1-bg" draw:style-name="a178" draw:name="Straight Connector 20">
          <svg:title/>
          <svg:desc/>
        </draw:connector>
        <draw:custom-shape svg:x="10.04098in" svg:y="-0.00926in" svg:width="3.28888in" svg:height="7.50926in" draw:id="id60" draw:layer="Master1-bg" draw:style-name="a181" draw:name="Rectangle 23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1" draw:layer="Master1-bg" draw:style-name="a184" draw:name="Rectangle 25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2" draw:layer="Master1-bg" draw:style-name="a187" draw:name="Isosceles Triangle 23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3" draw:layer="Master1-bg" draw:style-name="a190" draw:name="Rectangle 27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4" draw:layer="Master1-bg" draw:style-name="a193" draw:name="Rectangle 28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5" draw:layer="Master1-bg" draw:style-name="a196" draw:name="Rectangle 29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6" draw:layer="Master1-bg" draw:style-name="a199" draw:name="Isosceles Triangle 27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7" draw:layer="Master1-bg" draw:style-name="a202" draw:name="Isosceles Triangle 28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2" draw:layer="Master1-bg" draw:style-name="a159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53" presentation:style-name="a162" draw:name="Title 1" svg:x="0.74074in" svg:y="2.9537in" svg:width="9.40143in" svg:height="1.99757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54" presentation:style-name="a166" draw:name="Text Placeholder 2" svg:x="0.74074in" svg:y="4.95128in" svg:width="9.40143in" svg:height="0.9409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</draw:text-box>
        <svg:title/>
        <svg:desc/>
      </draw:frame>
      <draw:frame draw:id="id55" presentation:style-name="a170" draw:name="Date Placeholder 3" svg:x="7.87963in" svg:y="6.60691in" svg:width="0.99731in" svg:height="0.3993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30 Oct 2017</text:date></text:span></text:p>
        </draw:text-box>
        <svg:title/>
        <svg:desc/>
      </draw:frame>
      <draw:frame draw:id="id56" presentation:style-name="a173" draw:name="Footer Placeholder 4" svg:x="0.74074in" svg:y="6.60691in" svg:width="6.8871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57" presentation:style-name="a176" draw:name="Slide Number Placeholder 5" svg:x="9.39486in" svg:y="6.60691in" svg:width="0.74731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203">
      <draw:g draw:name="Group 6" draw:id="id68">
        <svg:title/>
        <svg:desc/>
        <draw:connector draw:type="line" svg:x1="10.24826in" svg:y1="0in" svg:x2="11.5816in" svg:y2="7.5in" draw:id="id76" draw:layer="Master1-bg" draw:style-name="a250" draw:name="Straight Connector 19">
          <svg:title/>
          <svg:desc/>
        </draw:connector>
        <draw:connector draw:type="line" svg:x1="13.32986in" svg:y1="4.02604in" svg:x2="8.12037in" svg:y2="7.5in" draw:id="id77" draw:layer="Master1-bg" draw:style-name="a251" draw:name="Straight Connector 20">
          <svg:title/>
          <svg:desc/>
        </draw:connector>
        <draw:custom-shape svg:x="10.04098in" svg:y="-0.00926in" svg:width="3.28888in" svg:height="7.50926in" draw:id="id78" draw:layer="Master1-bg" draw:style-name="a254" draw:name="Rectangle 23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9" draw:layer="Master1-bg" draw:style-name="a257" draw:name="Rectangle 25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0" draw:layer="Master1-bg" draw:style-name="a260" draw:name="Isosceles Triangle 23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1" draw:layer="Master1-bg" draw:style-name="a263" draw:name="Rectangle 27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2" draw:layer="Master1-bg" draw:style-name="a266" draw:name="Rectangle 28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3" draw:layer="Master1-bg" draw:style-name="a269" draw:name="Rectangle 29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4" draw:layer="Master1-bg" draw:style-name="a272" draw:name="Isosceles Triangle 27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5" draw:layer="Master1-bg" draw:style-name="a275" draw:name="Isosceles Triangle 2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9" draw:layer="Master1-bg" draw:style-name="a204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70" presentation:style-name="a207" draw:name="Title 1" svg:x="0.74074in" svg:y="0.66667in" svg:width="9.40143in" svg:height="1.44444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71" presentation:style-name="a223" draw:name="Content Placeholder 2" svg:x="0.74074in" svg:y="2.36285in" svg:width="4.57572in" svg:height="4.24406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239" draw:name="Content Placeholder 3" svg:x="5.56646in" svg:y="2.36285in" svg:width="4.57572in" svg:height="4.2440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43" draw:name="Date Placeholder 4" svg:x="7.87963in" svg:y="6.60691in" svg:width="0.9973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30 Oct 2017</text:date></text:span></text:p>
        </draw:text-box>
        <svg:title/>
        <svg:desc/>
      </draw:frame>
      <draw:frame draw:id="id74" presentation:style-name="a246" draw:name="Footer Placeholder 5" svg:x="0.74074in" svg:y="6.60691in" svg:width="6.8871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75" presentation:style-name="a249" draw:name="Slide Number Placeholder 6" svg:x="9.39486in" svg:y="6.60691in" svg:width="0.74731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6">
      <draw:g draw:name="Group 6" draw:id="id86">
        <svg:title/>
        <svg:desc/>
        <draw:connector draw:type="line" svg:x1="10.24826in" svg:y1="0in" svg:x2="11.5816in" svg:y2="7.5in" draw:id="id96" draw:layer="Master1-bg" draw:style-name="a331" draw:name="Straight Connector 19">
          <svg:title/>
          <svg:desc/>
        </draw:connector>
        <draw:connector draw:type="line" svg:x1="13.32986in" svg:y1="4.02604in" svg:x2="8.12037in" svg:y2="7.5in" draw:id="id97" draw:layer="Master1-bg" draw:style-name="a332" draw:name="Straight Connector 20">
          <svg:title/>
          <svg:desc/>
        </draw:connector>
        <draw:custom-shape svg:x="10.04098in" svg:y="-0.00926in" svg:width="3.28888in" svg:height="7.50926in" draw:id="id98" draw:layer="Master1-bg" draw:style-name="a335" draw:name="Rect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338" draw:name="Rectangle 25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341" draw:name="Isosceles Triangle 23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344" draw:name="Rectangle 27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347" draw:name="Rectangle 28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350" draw:name="Rectangle 29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353" draw:name="Isosceles Triangle 2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356" draw:name="Isosceles Triangle 28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7" draw:layer="Master1-bg" draw:style-name="a277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88" presentation:style-name="a280" draw:name="Title 1" svg:x="0.74074in" svg:y="0.66667in" svg:width="9.40143in" svg:height="1.44444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89" presentation:style-name="a284" draw:name="Text Placeholder 2" svg:x="0.739in" svg:y="2.36328in" svg:width="4.57745in" svg:height="0.6302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</draw:text-box>
        <svg:title/>
        <svg:desc/>
      </draw:frame>
      <draw:frame draw:id="id90" presentation:style-name="a300" draw:name="Content Placeholder 3" svg:x="0.739in" svg:y="2.99349in" svg:width="4.57745in" svg:height="3.61343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4" draw:name="Text Placeholder 4" svg:x="5.56472in" svg:y="2.36328in" svg:width="4.57745in" svg:height="0.63021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 Master text styles</text:span></text:p>
            </text:list-item>
          </text:list>
        </draw:text-box>
        <svg:title/>
        <svg:desc/>
      </draw:frame>
      <draw:frame draw:id="id92" presentation:style-name="a320" draw:name="Content Placeholder 5" svg:x="5.56472in" svg:y="2.99349in" svg:width="4.57745in" svg:height="3.61343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24" draw:name="Date Placeholder 6" svg:x="7.87963in" svg:y="6.60691in" svg:width="0.99731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30 Oct 2017</text:date></text:span></text:p>
        </draw:text-box>
        <svg:title/>
        <svg:desc/>
      </draw:frame>
      <draw:frame draw:id="id94" presentation:style-name="a327" draw:name="Footer Placeholder 7" svg:x="0.74074in" svg:y="6.60691in" svg:width="6.88715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95" presentation:style-name="a330" draw:name="Slide Number Placeholder 8" svg:x="9.39486in" svg:y="6.60691in" svg:width="0.74731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7">
      <draw:g draw:name="Group 6" draw:id="id106">
        <svg:title/>
        <svg:desc/>
        <draw:connector draw:type="line" svg:x1="10.24826in" svg:y1="0in" svg:x2="11.5816in" svg:y2="7.5in" draw:id="id112" draw:layer="Master1-bg" draw:style-name="a372" draw:name="Straight Connector 19">
          <svg:title/>
          <svg:desc/>
        </draw:connector>
        <draw:connector draw:type="line" svg:x1="13.32986in" svg:y1="4.02604in" svg:x2="8.12037in" svg:y2="7.5in" draw:id="id113" draw:layer="Master1-bg" draw:style-name="a373" draw:name="Straight Connector 20">
          <svg:title/>
          <svg:desc/>
        </draw:connector>
        <draw:custom-shape svg:x="10.04098in" svg:y="-0.00926in" svg:width="3.28888in" svg:height="7.50926in" draw:id="id114" draw:layer="Master1-bg" draw:style-name="a376" draw:name="Rectangle 23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5" draw:layer="Master1-bg" draw:style-name="a379" draw:name="Rectangle 25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6" draw:layer="Master1-bg" draw:style-name="a382" draw:name="Isosceles Triangle 23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7" draw:layer="Master1-bg" draw:style-name="a385" draw:name="Rectangle 2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8" draw:layer="Master1-bg" draw:style-name="a388" draw:name="Rectangle 2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9" draw:layer="Master1-bg" draw:style-name="a391" draw:name="Rectangle 29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0" draw:layer="Master1-bg" draw:style-name="a394" draw:name="Isosceles Triangle 27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1" draw:layer="Master1-bg" draw:style-name="a397" draw:name="Isosceles Triangle 2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draw:layer="Master1-bg" draw:style-name="a358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08" presentation:style-name="a361" draw:name="Title 1" svg:x="0.74074in" svg:y="0.66667in" svg:width="9.40143in" svg:height="1.44444in" presentation:class="title" presentation:placeholder="false">
        <draw:text-box>
          <text:p text:style-name="a360" text:class-names="" text:cond-style-name=""><text:span text:style-name="a359" text:class-names="">Click to edit Master title style</text:span></text:p>
        </draw:text-box>
        <svg:title/>
        <svg:desc/>
      </draw:frame>
      <draw:frame draw:id="id109" presentation:style-name="a365" draw:name="Date Placeholder 2" svg:x="7.87963in" svg:y="6.60691in" svg:width="0.99731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30 Oct 2017</text:date></text:span></text:p>
        </draw:text-box>
        <svg:title/>
        <svg:desc/>
      </draw:frame>
      <draw:frame draw:id="id110" presentation:style-name="a368" draw:name="Footer Placeholder 3" svg:x="0.74074in" svg:y="6.60691in" svg:width="6.8871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11" presentation:style-name="a371" draw:name="Slide Number Placeholder 4" svg:x="9.39486in" svg:y="6.60691in" svg:width="0.7473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8">
      <draw:g draw:name="Group 6" draw:id="id122">
        <svg:title/>
        <svg:desc/>
        <draw:connector draw:type="line" svg:x1="10.24826in" svg:y1="0in" svg:x2="11.5816in" svg:y2="7.5in" draw:id="id127" draw:layer="Master1-bg" draw:style-name="a410" draw:name="Straight Connector 19">
          <svg:title/>
          <svg:desc/>
        </draw:connector>
        <draw:connector draw:type="line" svg:x1="13.32986in" svg:y1="4.02604in" svg:x2="8.12037in" svg:y2="7.5in" draw:id="id128" draw:layer="Master1-bg" draw:style-name="a411" draw:name="Straight Connector 20">
          <svg:title/>
          <svg:desc/>
        </draw:connector>
        <draw:custom-shape svg:x="10.04098in" svg:y="-0.00926in" svg:width="3.28888in" svg:height="7.50926in" draw:id="id129" draw:layer="Master1-bg" draw:style-name="a414" draw:name="Rectangle 2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0" draw:layer="Master1-bg" draw:style-name="a417" draw:name="Rectangle 2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31" draw:layer="Master1-bg" draw:style-name="a420" draw:name="Isosceles Tri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2" draw:layer="Master1-bg" draw:style-name="a423" draw:name="Rectangle 2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3" draw:layer="Master1-bg" draw:style-name="a426" draw:name="Rectangle 2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4" draw:layer="Master1-bg" draw:style-name="a429" draw:name="Rectangle 29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5" draw:layer="Master1-bg" draw:style-name="a432" draw:name="Isosceles Triangle 27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6" draw:layer="Master1-bg" draw:style-name="a435" draw:name="Isosceles Triangle 28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3" draw:layer="Master1-bg" draw:style-name="a399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24" presentation:style-name="a403" draw:name="Date Placeholder 1" svg:x="7.87963in" svg:y="6.60691in" svg:width="0.99731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30 Oct 2017</text:date></text:span></text:p>
        </draw:text-box>
        <svg:title/>
        <svg:desc/>
      </draw:frame>
      <draw:frame draw:id="id125" presentation:style-name="a406" draw:name="Footer Placeholder 2" svg:x="0.74074in" svg:y="6.60691in" svg:width="6.8871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26" presentation:style-name="a409" draw:name="Slide Number Placeholder 3" svg:x="9.39486in" svg:y="6.60691in" svg:width="0.74731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36">
      <draw:g draw:name="Group 6" draw:id="id137">
        <svg:title/>
        <svg:desc/>
        <draw:connector draw:type="line" svg:x1="10.24826in" svg:y1="0in" svg:x2="11.5816in" svg:y2="7.5in" draw:id="id145" draw:layer="Master1-bg" draw:style-name="a471" draw:name="Straight Connector 19">
          <svg:title/>
          <svg:desc/>
        </draw:connector>
        <draw:connector draw:type="line" svg:x1="13.32986in" svg:y1="4.02604in" svg:x2="8.12037in" svg:y2="7.5in" draw:id="id146" draw:layer="Master1-bg" draw:style-name="a472" draw:name="Straight Connector 20">
          <svg:title/>
          <svg:desc/>
        </draw:connector>
        <draw:custom-shape svg:x="10.04098in" svg:y="-0.00926in" svg:width="3.28888in" svg:height="7.50926in" draw:id="id147" draw:layer="Master1-bg" draw:style-name="a475" draw:name="Rectangle 23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8" draw:layer="Master1-bg" draw:style-name="a478" draw:name="Rectangle 2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9" draw:layer="Master1-bg" draw:style-name="a481" draw:name="Isosceles Triangle 23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0" draw:layer="Master1-bg" draw:style-name="a484" draw:name="Rect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1" draw:layer="Master1-bg" draw:style-name="a487" draw:name="Rect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52" draw:layer="Master1-bg" draw:style-name="a490" draw:name="Rectangle 29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3" draw:layer="Master1-bg" draw:style-name="a493" draw:name="Isosceles Triangle 27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4" draw:layer="Master1-bg" draw:style-name="a496" draw:name="Isosceles Triangle 28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8" draw:layer="Master1-bg" draw:style-name="a437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39" presentation:style-name="a440" draw:name="Title 1" svg:x="0.74074in" svg:y="1.63889in" svg:width="4.21536in" svg:height="1.39815in" presentation:class="title" presentation:placeholder="false">
        <draw:text-box>
          <text:p text:style-name="a439" text:class-names="" text:cond-style-name=""><text:span text:style-name="a438" text:class-names="">Click to edit Master title style</text:span></text:p>
        </draw:text-box>
        <svg:title/>
        <svg:desc/>
      </draw:frame>
      <draw:frame draw:id="id140" presentation:style-name="a456" draw:name="Content Placeholder 2" svg:x="5.2061in" svg:y="0.56313in" svg:width="4.93607in" svg:height="6.04378in" presentation:class="object" presentation:placeholder="false">
        <draw:text-box>
          <text:list text:style-name="a443">
            <text:list-item>
              <text:p text:style-name="a442" text:class-names="" text:cond-style-name=""><text:span text:style-name="a441" text:class-names="">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460" draw:name="Text Placeholder 3" svg:x="0.74074in" svg:y="3.03704in" svg:width="4.21536in" svg:height="2.82639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Edit Master text styles</text:span></text:p>
            </text:list-item>
          </text:list>
        </draw:text-box>
        <svg:title/>
        <svg:desc/>
      </draw:frame>
      <draw:frame draw:id="id142" presentation:style-name="a464" draw:name="Date Placeholder 4" svg:x="7.87963in" svg:y="6.60691in" svg:width="0.99731in" svg:height="0.39931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30 Oct 2017</text:date></text:span></text:p>
        </draw:text-box>
        <svg:title/>
        <svg:desc/>
      </draw:frame>
      <draw:frame draw:id="id143" presentation:style-name="a467" draw:name="Footer Placeholder 5" svg:x="0.74074in" svg:y="6.60691in" svg:width="6.8871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44" presentation:style-name="a470" draw:name="Slide Number Placeholder 6" svg:x="9.39486in" svg:y="6.60691in" svg:width="0.74731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97">
      <draw:g draw:name="Group 6" draw:id="id155">
        <svg:title/>
        <svg:desc/>
        <draw:connector draw:type="line" svg:x1="10.24826in" svg:y1="0in" svg:x2="11.5816in" svg:y2="7.5in" draw:id="id16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164" draw:layer="Master1-bg" draw:style-name="a520" draw:name="Straight Connector 20">
          <svg:title/>
          <svg:desc/>
        </draw:connector>
        <draw:custom-shape svg:x="10.04098in" svg:y="-0.00926in" svg:width="3.28888in" svg:height="7.50926in" draw:id="id165" draw:layer="Master1-bg" draw:style-name="a523" draw:name="Rectangle 23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6" draw:layer="Master1-bg" draw:style-name="a526" draw:name="Rectangle 25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7" draw:layer="Master1-bg" draw:style-name="a529" draw:name="Isosceles Triangle 23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8" draw:layer="Master1-bg" draw:style-name="a532" draw:name="Rectangle 27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9" draw:layer="Master1-bg" draw:style-name="a535" draw:name="Rectangle 2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0" draw:layer="Master1-bg" draw:style-name="a538" draw:name="Rectangle 2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1" draw:layer="Master1-bg" draw:style-name="a541" draw:name="Isosceles Triangle 2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2" draw:layer="Master1-bg" draw:style-name="a544" draw:name="Isosceles Triangle 28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6" draw:layer="Master1-bg" draw:style-name="a498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57" presentation:style-name="a501" draw:name="Title 1" svg:x="0.74074in" svg:y="5.25in" svg:width="9.40143in" svg:height="0.61979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158" presentation:style-name="a504" draw:name="Picture Placeholder 2" svg:x="0.74074in" svg:y="0.66667in" svg:width="9.40143in" svg:height="4.20573in" presentation:class="graphic" presentation:placeholder="false">
        <draw:text-box>
          <text:p text:style-name="a503" text:class-names="" text:cond-style-name=""><text:span text:style-name="a502" text:class-names="">Click icon to add picture</text:span></text:p>
        </draw:text-box>
        <svg:title/>
        <svg:desc/>
      </draw:frame>
      <draw:frame draw:id="id159" presentation:style-name="a508" draw:name="Text Placeholder 3" svg:x="0.74074in" svg:y="5.86979in" svg:width="9.40143in" svg:height="0.73712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</draw:text-box>
        <svg:title/>
        <svg:desc/>
      </draw:frame>
      <draw:frame draw:id="id160" presentation:style-name="a512" draw:name="Date Placeholder 4" svg:x="7.87963in" svg:y="6.60691in" svg:width="0.99731in" svg:height="0.39931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30 Oct 2017</text:date></text:span></text:p>
        </draw:text-box>
        <svg:title/>
        <svg:desc/>
      </draw:frame>
      <draw:frame draw:id="id161" presentation:style-name="a515" draw:name="Footer Placeholder 5" svg:x="0.74074in" svg:y="6.60691in" svg:width="6.88715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162" presentation:style-name="a518" draw:name="Slide Number Placeholder 6" svg:x="9.39486in" svg:y="6.60691in" svg:width="0.74731in" svg:height="0.39931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45">
      <draw:g draw:name="Group 6" draw:id="id173">
        <svg:title/>
        <svg:desc/>
        <draw:connector draw:type="line" svg:x1="10.24826in" svg:y1="0in" svg:x2="11.5816in" svg:y2="7.5in" draw:id="id180" draw:layer="Master1-bg" draw:style-name="a564" draw:name="Straight Connector 19">
          <svg:title/>
          <svg:desc/>
        </draw:connector>
        <draw:connector draw:type="line" svg:x1="13.32986in" svg:y1="4.02604in" svg:x2="8.12037in" svg:y2="7.5in" draw:id="id181" draw:layer="Master1-bg" draw:style-name="a565" draw:name="Straight Connector 20">
          <svg:title/>
          <svg:desc/>
        </draw:connector>
        <draw:custom-shape svg:x="10.04098in" svg:y="-0.00926in" svg:width="3.28888in" svg:height="7.50926in" draw:id="id182" draw:layer="Master1-bg" draw:style-name="a568" draw:name="Rectangle 23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83" draw:layer="Master1-bg" draw:style-name="a571" draw:name="Rectangle 25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84" draw:layer="Master1-bg" draw:style-name="a574" draw:name="Isosceles Triangle 2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5" draw:layer="Master1-bg" draw:style-name="a577" draw:name="Rectangle 27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6" draw:layer="Master1-bg" draw:style-name="a580" draw:name="Rectangle 28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7" draw:layer="Master1-bg" draw:style-name="a583" draw:name="Rectangle 29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8" draw:layer="Master1-bg" draw:style-name="a586" draw:name="Isosceles Triangle 2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9" draw:layer="Master1-bg" draw:style-name="a589" draw:name="Isosceles Triangle 2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4" draw:layer="Master1-bg" draw:style-name="a546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75" presentation:style-name="a549" draw:name="Title 1" svg:x="0.74074in" svg:y="0.66667in" svg:width="9.40143in" svg:height="3.72222in" presentation:class="title" presentation:placeholder="false">
        <draw:text-box>
          <text:p text:style-name="a548" text:class-names="" text:cond-style-name=""><text:span text:style-name="a547" text:class-names="">Click to edit Master title style</text:span></text:p>
        </draw:text-box>
        <svg:title/>
        <svg:desc/>
      </draw:frame>
      <draw:frame draw:id="id176" presentation:style-name="a553" draw:name="Text Placeholder 2" svg:x="0.74074in" svg:y="4.88889in" svg:width="9.40143in" svg:height="1.71802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Edit Master text styles</text:span></text:p>
            </text:list-item>
          </text:list>
        </draw:text-box>
        <svg:title/>
        <svg:desc/>
      </draw:frame>
      <draw:frame draw:id="id177" presentation:style-name="a557" draw:name="Date Placeholder 3" svg:x="7.87963in" svg:y="6.60691in" svg:width="0.99731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30 Oct 2017</text:date></text:span></text:p>
        </draw:text-box>
        <svg:title/>
        <svg:desc/>
      </draw:frame>
      <draw:frame draw:id="id178" presentation:style-name="a560" draw:name="Footer Placeholder 4" svg:x="0.74074in" svg:y="6.60691in" svg:width="6.8871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79" presentation:style-name="a563" draw:name="Slide Number Placeholder 5" svg:x="9.39486in" svg:y="6.60691in" svg:width="0.74731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90">
      <draw:g draw:name="Group 6" draw:id="id190">
        <svg:title/>
        <svg:desc/>
        <draw:connector draw:type="line" svg:x1="10.24826in" svg:y1="0in" svg:x2="11.5816in" svg:y2="7.5in" draw:id="id200" draw:layer="Master1-bg" draw:style-name="a620" draw:name="Straight Connector 19">
          <svg:title/>
          <svg:desc/>
        </draw:connector>
        <draw:connector draw:type="line" svg:x1="13.32986in" svg:y1="4.02604in" svg:x2="8.12037in" svg:y2="7.5in" draw:id="id201" draw:layer="Master1-bg" draw:style-name="a621" draw:name="Straight Connector 20">
          <svg:title/>
          <svg:desc/>
        </draw:connector>
        <draw:custom-shape svg:x="10.04098in" svg:y="-0.00926in" svg:width="3.28888in" svg:height="7.50926in" draw:id="id202" draw:layer="Master1-bg" draw:style-name="a624" draw:name="Rectangle 2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3" draw:layer="Master1-bg" draw:style-name="a627" draw:name="Rectangle 25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4" draw:layer="Master1-bg" draw:style-name="a630" draw:name="Isosceles Tri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5" draw:layer="Master1-bg" draw:style-name="a633" draw:name="Rectangle 27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6" draw:layer="Master1-bg" draw:style-name="a636" draw:name="Rectangle 28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7" draw:layer="Master1-bg" draw:style-name="a639" draw:name="Rectangle 29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8" draw:layer="Master1-bg" draw:style-name="a642" draw:name="Isosceles Triangle 27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9" draw:layer="Master1-bg" draw:style-name="a645" draw:name="Isosceles Triangle 28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1" draw:layer="Master1-bg" draw:style-name="a591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192" presentation:style-name="a594" draw:name="Title 1" svg:x="1.01852in" svg:y="0.66667in" svg:width="8.85185in" svg:height="3.30556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193" presentation:style-name="a598" draw:name="Text Placeholder 9" svg:x="1.49403in" svg:y="3.97222in" svg:width="7.90084in" svg:height="0.41667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Edit Master text styles</text:span></text:p>
            </text:list-item>
          </text:list>
        </draw:text-box>
        <svg:title/>
        <svg:desc/>
      </draw:frame>
      <draw:frame draw:id="id194" presentation:style-name="a602" draw:name="Text Placeholder 2" svg:x="0.74074in" svg:y="4.88889in" svg:width="9.40143in" svg:height="1.71802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Edit Master text styles</text:span></text:p>
            </text:list-item>
          </text:list>
        </draw:text-box>
        <svg:title/>
        <svg:desc/>
      </draw:frame>
      <draw:frame draw:id="id195" presentation:style-name="a606" draw:name="Date Placeholder 3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30 Oct 2017</text:date></text:span></text:p>
        </draw:text-box>
        <svg:title/>
        <svg:desc/>
      </draw:frame>
      <draw:frame draw:id="id196" presentation:style-name="a609" draw:name="Footer Placeholder 4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97" presentation:style-name="a612" draw:name="Slide Number Placeholder 5" svg:x="9.39486in" svg:y="6.60691in" svg:width="0.74731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draw:frame draw:id="id198" draw:style-name="a615" draw:name="TextBox 19" svg:x="0.5926in" svg:y="0.86437in" svg:width="0.66667in" svg:height="0.63952in">
        <draw:text-box>
          <text:p text:style-name="a614" text:class-names="" text:cond-style-name=""><text:span text:style-name="a613" text:class-names="">“</text:span></text:p>
        </draw:text-box>
        <svg:title/>
        <svg:desc/>
      </draw:frame>
      <draw:frame draw:id="id199" draw:style-name="a619" draw:name="TextBox 21" svg:x="9.72552in" svg:y="3.15678in" svg:width="0.66667in" svg:height="0.63952in">
        <draw:text-box>
          <text:p text:style-name="a618" text:class-names="" text:cond-style-name=""><text:span text:style-name="a616" text:class-names="">”</text:span><text:span text:style-name="a617" text:class-names=""/></text:p>
        </draw:text-box>
        <svg:title/>
        <svg:desc/>
      </draw:frame>
    </style:master-page>
    <style:master-page style:name="Master1-Layout12-cust-Name-Card" style:page-layout-name="pageLayout1" draw:style-name="a646">
      <draw:g draw:name="Group 6" draw:id="id210">
        <svg:title/>
        <svg:desc/>
        <draw:connector draw:type="line" svg:x1="10.24826in" svg:y1="0in" svg:x2="11.5816in" svg:y2="7.5in" draw:id="id217" draw:layer="Master1-bg" draw:style-name="a665" draw:name="Straight Connector 19">
          <svg:title/>
          <svg:desc/>
        </draw:connector>
        <draw:connector draw:type="line" svg:x1="13.32986in" svg:y1="4.02604in" svg:x2="8.12037in" svg:y2="7.5in" draw:id="id218" draw:layer="Master1-bg" draw:style-name="a666" draw:name="Straight Connector 20">
          <svg:title/>
          <svg:desc/>
        </draw:connector>
        <draw:custom-shape svg:x="10.04098in" svg:y="-0.00926in" svg:width="3.28888in" svg:height="7.50926in" draw:id="id219" draw:layer="Master1-bg" draw:style-name="a669" draw:name="Rectangle 23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0" draw:layer="Master1-bg" draw:style-name="a672" draw:name="Rectangle 25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1" draw:layer="Master1-bg" draw:style-name="a675" draw:name="Isosceles Triangle 2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2" draw:layer="Master1-bg" draw:style-name="a678" draw:name="Rectangle 27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3" draw:layer="Master1-bg" draw:style-name="a681" draw:name="Rectangle 28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24" draw:layer="Master1-bg" draw:style-name="a684" draw:name="Rectangle 2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25" draw:layer="Master1-bg" draw:style-name="a687" draw:name="Isosceles Triangle 27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26" draw:layer="Master1-bg" draw:style-name="a690" draw:name="Isosceles Triangle 28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1" draw:layer="Master1-bg" draw:style-name="a647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212" presentation:style-name="a650" draw:name="Title 1" svg:x="0.74074in" svg:y="2.11285in" svg:width="9.40143in" svg:height="2.83843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213" presentation:style-name="a654" draw:name="Text Placeholder 2" svg:x="0.74074in" svg:y="4.95128in" svg:width="9.40143in" svg:height="1.65564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Edit Master text styles</text:span></text:p>
            </text:list-item>
          </text:list>
        </draw:text-box>
        <svg:title/>
        <svg:desc/>
      </draw:frame>
      <draw:frame draw:id="id214" presentation:style-name="a658" draw:name="Date Placeholder 3" svg:x="7.87963in" svg:y="6.60691in" svg:width="0.99731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0 Oct 2017</text:date></text:span></text:p>
        </draw:text-box>
        <svg:title/>
        <svg:desc/>
      </draw:frame>
      <draw:frame draw:id="id215" presentation:style-name="a661" draw:name="Footer Placeholder 4" svg:x="0.74074in" svg:y="6.60691in" svg:width="6.8871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216" presentation:style-name="a664" draw:name="Slide Number Placeholder 5" svg:x="9.39486in" svg:y="6.60691in" svg:width="0.74731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91">
      <draw:g draw:name="Group 6" draw:id="id227">
        <svg:title/>
        <svg:desc/>
        <draw:connector draw:type="line" svg:x1="10.24826in" svg:y1="0in" svg:x2="11.5816in" svg:y2="7.5in" draw:id="id237" draw:layer="Master1-bg" draw:style-name="a720" draw:name="Straight Connector 19">
          <svg:title/>
          <svg:desc/>
        </draw:connector>
        <draw:connector draw:type="line" svg:x1="13.32986in" svg:y1="4.02604in" svg:x2="8.12037in" svg:y2="7.5in" draw:id="id238" draw:layer="Master1-bg" draw:style-name="a721" draw:name="Straight Connector 20">
          <svg:title/>
          <svg:desc/>
        </draw:connector>
        <draw:custom-shape svg:x="10.04098in" svg:y="-0.00926in" svg:width="3.28888in" svg:height="7.50926in" draw:id="id239" draw:layer="Master1-bg" draw:style-name="a724" draw:name="Rectangle 2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0" draw:layer="Master1-bg" draw:style-name="a727" draw:name="Rectangle 25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1" draw:layer="Master1-bg" draw:style-name="a730" draw:name="Isosceles Triangle 23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2" draw:layer="Master1-bg" draw:style-name="a733" draw:name="Rectangle 27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3" draw:layer="Master1-bg" draw:style-name="a736" draw:name="Rectangle 28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4" draw:layer="Master1-bg" draw:style-name="a739" draw:name="Rectangle 29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5" draw:layer="Master1-bg" draw:style-name="a742" draw:name="Isosceles Triangle 2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6" draw:layer="Master1-bg" draw:style-name="a745" draw:name="Isosceles Triangle 28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8" draw:layer="Master1-bg" draw:style-name="a692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229" presentation:style-name="a695" draw:name="Title 1" svg:x="1.01852in" svg:y="0.66667in" svg:width="8.85185in" svg:height="3.30556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230" presentation:style-name="a699" draw:name="Text Placeholder 9" svg:x="0.74074in" svg:y="4.38889in" svg:width="9.40143in" svg:height="0.5623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</draw:text-box>
        <svg:title/>
        <svg:desc/>
      </draw:frame>
      <draw:frame draw:id="id231" presentation:style-name="a703" draw:name="Text Placeholder 2" svg:x="0.74074in" svg:y="4.95128in" svg:width="9.40143in" svg:height="1.65564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Edit Master text styles</text:span></text:p>
            </text:list-item>
          </text:list>
        </draw:text-box>
        <svg:title/>
        <svg:desc/>
      </draw:frame>
      <draw:frame draw:id="id232" presentation:style-name="a707" draw:name="Date Placeholder 3" svg:x="7.87963in" svg:y="6.60691in" svg:width="0.99731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30 Oct 2017</text:date></text:span></text:p>
        </draw:text-box>
        <svg:title/>
        <svg:desc/>
      </draw:frame>
      <draw:frame draw:id="id233" presentation:style-name="a710" draw:name="Footer Placeholder 4" svg:x="0.74074in" svg:y="6.60691in" svg:width="6.88715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234" presentation:style-name="a713" draw:name="Slide Number Placeholder 5" svg:x="9.39486in" svg:y="6.60691in" svg:width="0.74731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draw:frame draw:id="id235" draw:style-name="a716" draw:name="TextBox 23" svg:x="0.5926in" svg:y="0.86437in" svg:width="0.66667in" svg:height="0.63952in">
        <draw:text-box>
          <text:p text:style-name="a715" text:class-names="" text:cond-style-name=""><text:span text:style-name="a714" text:class-names="">“</text:span></text:p>
        </draw:text-box>
        <svg:title/>
        <svg:desc/>
      </draw:frame>
      <draw:frame draw:id="id236" draw:style-name="a719" draw:name="TextBox 24" svg:x="9.72552in" svg:y="3.15678in" svg:width="0.66667in" svg:height="0.63952in">
        <draw:text-box>
          <text:p text:style-name="a718" text:class-names="" text:cond-style-name=""><text:span text:style-name="a71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46">
      <draw:g draw:name="Group 6" draw:id="id247">
        <svg:title/>
        <svg:desc/>
        <draw:connector draw:type="line" svg:x1="10.24826in" svg:y1="0in" svg:x2="11.5816in" svg:y2="7.5in" draw:id="id255" draw:layer="Master1-bg" draw:style-name="a769" draw:name="Straight Connector 19">
          <svg:title/>
          <svg:desc/>
        </draw:connector>
        <draw:connector draw:type="line" svg:x1="13.32986in" svg:y1="4.02604in" svg:x2="8.12037in" svg:y2="7.5in" draw:id="id256" draw:layer="Master1-bg" draw:style-name="a770" draw:name="Straight Connector 20">
          <svg:title/>
          <svg:desc/>
        </draw:connector>
        <draw:custom-shape svg:x="10.04098in" svg:y="-0.00926in" svg:width="3.28888in" svg:height="7.50926in" draw:id="id257" draw:layer="Master1-bg" draw:style-name="a773" draw:name="Rectangle 23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8" draw:layer="Master1-bg" draw:style-name="a776" draw:name="Rectangle 25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9" draw:layer="Master1-bg" draw:style-name="a779" draw:name="Isosceles Triangle 2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0" draw:layer="Master1-bg" draw:style-name="a782" draw:name="Rectangle 27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1" draw:layer="Master1-bg" draw:style-name="a785" draw:name="Rectangle 28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2" draw:layer="Master1-bg" draw:style-name="a788" draw:name="Rectangle 2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3" draw:layer="Master1-bg" draw:style-name="a791" draw:name="Isosceles Triangle 27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4" draw:layer="Master1-bg" draw:style-name="a794" draw:name="Isosceles Triangle 28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8" draw:layer="Master1-bg" draw:style-name="a747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249" presentation:style-name="a750" draw:name="Title 1" svg:x="0.75in" svg:y="0.66667in" svg:width="9.39217in" svg:height="3.30556in" presentation:class="title" presentation:placeholder="false">
        <draw:text-box>
          <text:p text:style-name="a749" text:class-names="" text:cond-style-name=""><text:span text:style-name="a748" text:class-names="">Click to edit Master title style</text:span></text:p>
        </draw:text-box>
        <svg:title/>
        <svg:desc/>
      </draw:frame>
      <draw:frame draw:id="id250" presentation:style-name="a754" draw:name="Text Placeholder 9" svg:x="0.74074in" svg:y="4.38889in" svg:width="9.40143in" svg:height="0.5623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251" presentation:style-name="a758" draw:name="Text Placeholder 2" svg:x="0.74074in" svg:y="4.95128in" svg:width="9.40143in" svg:height="1.65564in" presentation:class="outline" presentation:placeholder="false">
        <draw:text-box>
          <text:list text:style-name="a757">
            <text:list-item>
              <text:p text:style-name="a756" text:class-names="" text:cond-style-name=""><text:span text:style-name="a755" text:class-names="">Edit Master text styles</text:span></text:p>
            </text:list-item>
          </text:list>
        </draw:text-box>
        <svg:title/>
        <svg:desc/>
      </draw:frame>
      <draw:frame draw:id="id252" presentation:style-name="a762" draw:name="Date Placeholder 3" svg:x="7.87963in" svg:y="6.60691in" svg:width="0.99731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30 Oct 2017</text:date></text:span></text:p>
        </draw:text-box>
        <svg:title/>
        <svg:desc/>
      </draw:frame>
      <draw:frame draw:id="id253" presentation:style-name="a765" draw:name="Footer Placeholder 4" svg:x="0.74074in" svg:y="6.60691in" svg:width="6.88715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254" presentation:style-name="a768" draw:name="Slide Number Placeholder 5" svg:x="9.39486in" svg:y="6.60691in" svg:width="0.74731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95">
      <draw:g draw:name="Group 6" draw:id="id265">
        <svg:title/>
        <svg:desc/>
        <draw:connector draw:type="line" svg:x1="10.24826in" svg:y1="0in" svg:x2="11.5816in" svg:y2="7.5in" draw:id="id272" draw:layer="Master1-bg" draw:style-name="a82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27" draw:name="Straight Connector 20">
          <svg:title/>
          <svg:desc/>
        </draw:connector>
        <draw:custom-shape svg:x="10.04098in" svg:y="-0.00926in" svg:width="3.28888in" svg:height="7.50926in" draw:id="id274" draw:layer="Master1-bg" draw:style-name="a830" draw:name="Rectangle 23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33" draw:name="Rectangle 25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36" draw:name="Isosceles Triangle 23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39" draw:name="Rectangle 27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42" draw:name="Rectangle 28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45" draw:name="Rectangle 29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48" draw:name="Isosceles Tri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51" draw:name="Isosceles Tri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6" draw:layer="Master1-bg" draw:style-name="a796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267" presentation:style-name="a799" draw:name="Title 1" svg:x="0.74074in" svg:y="0.66667in" svg:width="9.40143in" svg:height="1.44444in" presentation:class="title" presentation:placeholder="false">
        <draw:text-box>
          <text:p text:style-name="a798" text:class-names="" text:cond-style-name=""><text:span text:style-name="a797" text:class-names="">Click to edit Master title style</text:span></text:p>
        </draw:text-box>
        <svg:title/>
        <svg:desc/>
      </draw:frame>
      <draw:frame draw:id="id268" presentation:style-name="a815" draw:name="Vertical Text Placeholder 2" svg:x="0.74074in" svg:y="2.36285in" svg:width="9.40143in" svg:height="4.24406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>Edit Master text styles</text:span></text:p>
            </text:list-item>
          </text:list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Second level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19" draw:name="Date Placeholder 3" svg:x="7.87963in" svg:y="6.60691in" svg:width="0.99731in" svg:height="0.39931in" presentation:class="date-time" presentation:placeholder="false">
        <draw:text-box>
          <text:p text:style-name="a818" text:class-names="" text:cond-style-name=""><text:span text:style-name="a816" text:class-names=""><text:date text:fixed="false" style:data-style-name="a817">30 Oct 2017</text:date></text:span></text:p>
        </draw:text-box>
        <svg:title/>
        <svg:desc/>
      </draw:frame>
      <draw:frame draw:id="id270" presentation:style-name="a822" draw:name="Footer Placeholder 4" svg:x="0.74074in" svg:y="6.60691in" svg:width="6.88715in" svg:height="0.39931in" presentation:class="footer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271" presentation:style-name="a825" draw:name="Slide Number Placeholder 5" svg:x="9.39486in" svg:y="6.60691in" svg:width="0.74731in" svg:height="0.39931in" presentation:class="page-number" presentation:placeholder="false">
        <draw:text-box>
          <text:p text:style-name="a824" text:class-names="" text:cond-style-name=""><text:span text:style-name="a823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52">
      <draw:g draw:name="Group 6" draw:id="id282">
        <svg:title/>
        <svg:desc/>
        <draw:connector draw:type="line" svg:x1="10.24826in" svg:y1="0in" svg:x2="11.5816in" svg:y2="7.5in" draw:id="id289" draw:layer="Master1-bg" draw:style-name="a883" draw:name="Straight Connector 19">
          <svg:title/>
          <svg:desc/>
        </draw:connector>
        <draw:connector draw:type="line" svg:x1="13.32986in" svg:y1="4.02604in" svg:x2="8.12037in" svg:y2="7.5in" draw:id="id290" draw:layer="Master1-bg" draw:style-name="a884" draw:name="Straight Connector 20">
          <svg:title/>
          <svg:desc/>
        </draw:connector>
        <draw:custom-shape svg:x="10.04098in" svg:y="-0.00926in" svg:width="3.28888in" svg:height="7.50926in" draw:id="id291" draw:layer="Master1-bg" draw:style-name="a887" draw:name="Rectangle 2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92" draw:layer="Master1-bg" draw:style-name="a890" draw:name="Rectangle 25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93" draw:layer="Master1-bg" draw:style-name="a893" draw:name="Isosceles Triangle 23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94" draw:layer="Master1-bg" draw:style-name="a896" draw:name="Rectangle 27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5" draw:layer="Master1-bg" draw:style-name="a899" draw:name="Rectangle 28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6" draw:layer="Master1-bg" draw:style-name="a902" draw:name="Rectangle 29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97" draw:layer="Master1-bg" draw:style-name="a905" draw:name="Isosceles Triangle 2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98" draw:layer="Master1-bg" draw:style-name="a908" draw:name="Isosceles Triangle 28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83" draw:layer="Master1-bg" draw:style-name="a853" draw:name="Picture 7" svg:x="11.93103in" svg:y="0in" svg:width="1.38679in" svg:height="1.5068in" style:rel-width="scale" style:rel-height="scale">
        <draw:image xlink:href="media/image1.png" xlink:type="simple" xlink:show="embed" xlink:actuate="onLoad"/>
        <svg:title/>
        <svg:desc/>
      </draw:frame>
      <draw:frame draw:id="id284" presentation:style-name="a856" draw:name="Vertical Title 1" svg:x="8.71355in" svg:y="0.66667in" svg:width="1.42688in" svg:height="5.74306in" presentation:class="title" presentation:placeholder="false">
        <draw:text-box>
          <text:p text:style-name="a855" text:class-names="" text:cond-style-name=""><text:span text:style-name="a854" text:class-names="">Click to edit Master title style</text:span></text:p>
        </draw:text-box>
        <svg:title/>
        <svg:desc/>
      </draw:frame>
      <draw:frame draw:id="id285" presentation:style-name="a872" draw:name="Vertical Text Placeholder 2" svg:x="0.74074in" svg:y="0.66667in" svg:width="7.72107in" svg:height="5.743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list text:style-name="a871">
                            <text:list-item>
                              <text:p text:style-name="a870" text:class-names="" text:cond-style-name=""><text:span text:style-name="a8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876" draw:name="Date Placeholder 3" svg:x="7.87963in" svg:y="6.60691in" svg:width="0.99731in" svg:height="0.39931in" presentation:class="date-time" presentation:placeholder="false">
        <draw:text-box>
          <text:p text:style-name="a875" text:class-names="" text:cond-style-name=""><text:span text:style-name="a873" text:class-names=""><text:date text:fixed="false" style:data-style-name="a874">30 Oct 2017</text:date></text:span></text:p>
        </draw:text-box>
        <svg:title/>
        <svg:desc/>
      </draw:frame>
      <draw:frame draw:id="id287" presentation:style-name="a879" draw:name="Footer Placeholder 4" svg:x="0.74074in" svg:y="6.60691in" svg:width="6.88715in" svg:height="0.39931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288" presentation:style-name="a882" draw:name="Slide Number Placeholder 5" svg:x="9.39486in" svg:y="6.60691in" svg:width="0.74731in" svg:height="0.39931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ETOKONE JA TIETOVERKOT TYÖVÄLINEENÄ</dc:title>
    <meta:initial-creator>Toni</meta:initial-creator>
    <dc:creator>Toni</dc:creator>
    <meta:creation-date>2017-10-30T20:28:56Z</meta:creation-date>
    <dc:date>2017-10-30T21:21:43Z</dc:date>
    <meta:template xlink:href="Facet" xlink:type="simple"/>
    <meta:editing-cycles>4</meta:editing-cycles>
    <meta:editing-duration>PT3002S</meta:editing-duration>
    <meta:document-statistic meta:paragraph-count="44" meta:word-count="173"/>
  </office:meta>
</office:document-meta>
</file>